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iatedTermEnum.InstantiatedTermEnum( InstantiatedIndexReader reader , int start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tiatedTermEnum.skipTo( Term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stantiatedTermEnum.ter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iatedTermEnum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stantiatedTermEnum.InstantiatedTermEnum( Instantiated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iated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tantiatedTermEnum.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